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3.944cm" style:rel-column-width="14768*"/>
    </style:style>
    <style:style style:name="Таблица2.B" style:family="table-column">
      <style:table-column-properties style:column-width="13.557cm" style:rel-column-width="50767*"/>
    </style:style>
    <style:style style:name="Таблица2.A1" style:family="table-cell">
      <style:table-cell-properties fo:padding-left="0cm" fo:padding-right="0cm" fo:padding-top="0.101cm" fo:padding-bottom="0.101cm" fo:border="none"/>
    </style:style>
    <style:style style:name="Таблица2.A2" style:family="table-cell">
      <style:table-cell-properties fo:padding-left="0cm" fo:padding-right="0cm" fo:padding-top="0.101cm" fo:padding-bottom="0.101cm" fo:border-left="none" fo:border-right="none" fo:border-top="none" fo:border-bottom="0.002cm solid #000000"/>
    </style:style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17.501cm" style:rel-column-width="65535*"/>
    </style:style>
    <style:style style:name="Таблица1.A1" style:family="table-cell">
      <style:table-cell-properties fo:padding="0cm" fo:border="non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7.501cm" style:rel-column-width="6553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Arial" fo:font-size="10pt" fo:language="ru" fo:country="RU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8" style:family="paragraph" style:parent-style-name="Table_20_Contents">
      <style:text-properties fo:color="#c0c0c0" fo:font-size="8pt" style:font-size-asian="8pt" style:font-size-complex="8pt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11" style:family="paragraph" style:parent-style-name="Footer">
      <style:text-properties fo:font-size="5pt" style:font-size-asian="5pt" style:font-size-complex="5pt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margin-top="0.101cm" fo:margin-bottom="0.101cm" fo:text-align="end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top="0.101cm" fo:margin-bottom="0.101cm"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12pt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variant="normal" fo:text-transform="none" fo:color="#393939" style:font-name="Arial" fo:font-size="5pt" fo:letter-spacing="normal" fo:font-style="normal" fo:font-weight="normal" style:font-size-asian="5pt" style:font-size-complex="5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Arial" fo:language="en" fo:country="US"/>
    </style:style>
    <style:style style:name="T5" style:family="text">
      <style:text-properties style:font-name="Arial" fo:language="ru" fo:country="RU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8pt" fo:language="en" fo:country="US" style:font-size-asian="8pt" style:font-size-complex="8pt"/>
    </style:style>
    <style:style style:name="T8" style:family="text">
      <style:text-properties fo:font-size="8pt" fo:language="ru" fo:country="RU" style:font-size-asian="8pt" style:font-size-complex="8pt"/>
    </style:style>
    <style:style style:name="T9" style:family="text">
      <style:text-properties style:text-line-through-style="none" fo:font-style="normal" style:text-underline-style="none" style:font-name-asian="Times New Roman" style:font-style-asian="normal" style:font-name-complex="Times New Roman" style:font-style-complex="normal"/>
    </style:style>
    <style:style style:name="T10" style:family="text">
      <style:text-properties fo:color="#000000" style:text-outline="false" style:text-line-through-style="none" fo:font-size="11pt" fo:letter-spacing="normal" fo:language="en" fo:country="US" fo:font-style="normal" fo:text-shadow="none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239948088" text:id="ct239948088">
          <text:insertion>
            <office:change-info>
              <dc:creator>&lt;анонимный&gt;</dc:creator>
              <dc:date>2013-06-21T18:36:00</dc:date>
            </office:change-info>
          </text:insertion>
        </text:changed-region>
        <text:changed-region xml:id="ct239948192" text:id="ct239948192">
          <text:insertion>
            <office:change-info>
              <dc:creator>&lt;анонимный&gt;</dc:creator>
              <dc:date>2013-06-21T18:37:00</dc:date>
            </office:change-info>
          </text:insertion>
        </text:changed-region>
        <text:changed-region xml:id="ct239948296" text:id="ct239948296">
          <text:insertion>
            <office:change-info>
              <dc:creator>&lt;анонимный&gt;</dc:creator>
              <dc:date>2013-06-21T18:30:00</dc:date>
            </office:change-info>
          </text:insertion>
        </text:changed-region>
        <text:changed-region xml:id="ct239948400" text:id="ct239948400">
          <text:insertion>
            <office:change-info>
              <dc:creator>&lt;анонимный&gt;</dc:creator>
              <dc:date>2013-06-21T18:34:00</dc:date>
            </office:change-info>
          </text:insertion>
        </text:changed-region>
        <text:changed-region xml:id="ct239948504" text:id="ct239948504">
          <text:insertion>
            <office:change-info>
              <dc:creator>&lt;анонимный&gt;</dc:creator>
              <dc:date>2013-06-21T18:15:00</dc:date>
            </office:change-info>
          </text:insertion>
        </text:changed-region>
        <text:changed-region xml:id="ct239948608" text:id="ct239948608">
          <text:insertion>
            <office:change-info>
              <dc:creator>&lt;анонимный&gt;</dc:creator>
              <dc:date>2013-06-21T18:17:00</dc:date>
            </office:change-info>
          </text:insertion>
        </text:changed-region>
        <text:changed-region xml:id="ct239948712" text:id="ct239948712">
          <text:insertion>
            <office:change-info>
              <dc:creator>&lt;анонимный&gt;</dc:creator>
              <dc:date>2013-09-19T19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Пациент:</text:p>
          </table:table-cell>
          <table:table-cell table:style-name="Таблица2.A1" office:value-type="string">
            <text:p text:style-name="P5"><text:change-start text:change-id="ct239948088"/><text:span text:style-name="T9">getFullName</text:span>('patientName', data['documents'][0])<text:change-end text:change-id="ct239948088"/></text:p>
          </table:table-cell>
        </table:table-row>
        <table:table-row>
          <table:table-cell table:style-name="Таблица2.A2" office:value-type="string">
            <text:p text:style-name="P3">История болезни №:</text:p>
          </table:table-cell>
          <table:table-cell table:style-name="Таблица2.A2" office:value-type="string">
            <text:p text:style-name="P5"><text:change-start text:change-id="ct239948192"/>getData('appealNumber', data['documents'][0])<text:change-end text:change-id="ct239948192"/></text:p>
          </table:table-cell>
        </table:table-row>
      </table:table>
      <text:p text:style-name="P16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5"><text:span text:style-name="T2"><office:annotation><dc:creator>&lt;анонимный&gt;</dc:creator><dc:date>2013-06-21T18:26:11.99</dc:date><text:p text:style-name="P17"><text:span text:style-name="T13">do table for document in data['documents']</text:span></text:p></office:annotation></text:span><text:change-start text:change-id="ct239948296"/><text:span text:style-name="T2">getData('name', document)</text:span><text:change-end text:change-id="ct239948296"/></text:p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13"><text:span text:style-name="T8">Дата и время:  </text:span><text:change-start text:change-id="ct239948400"/><text:span text:style-name="T7">getData('endDate', document)</text:span><text:change-end text:change-id="ct239948400"/></text:p>
                </table:table-cell>
              </table:table-row>
            </table:table>
            <text:p text:style-name="P14"/>
            <text:p text:style-name="P9"><office:annotation><dc:creator>Fedor Kurilov</dc:creator><dc:date>2013-09-18T18:25:41</dc:date><text:p text:style-name="P17"><text:span text:style-name="T19">do text for attr in document['attributes']</text:span></text:p><text:p text:style-name="P17"><text:span text:style-name="T19">from xhtml('&lt;p&gt;&lt;b&gt;'+attr['name']+':&lt;/b&gt; '+attr['value']+'&lt;/p&gt;')</text:span></text:p></office:annotation>attrs</text:p>
            <text:p text:style-name="P9"/>
            <text:p text:style-name="P10">Врач: (<text:change-start text:change-id="ct239948504"/><text:span text:style-name="T6">getData('doctorSpecs', </text:span><text:span text:style-name="T3">document</text:span><text:span text:style-name="T6">)</text:span><text:change-end text:change-id="ct239948504"/>): <text:span text:style-name="T6">____________________ / </text:span><text:change-start text:change-id="ct239948608"/><text:span text:style-name="T3">getData('doctorName', document)</text:span><text:change-end text:change-id="ct239948608"/></text:p>
            <text:p text:style-name="P10"/>
            <text:p text:style-name="P9"><text:span text:style-name="T11"><office:annotation><dc:creator>&lt;анонимный&gt;</dc:creator><dc:date>2013-09-19T18:33:06</dc:date><text:p text:style-name="P17"><text:span text:style-name="T14">do text if (</text:span><text:span text:style-name="T15">getData('mnem', </text:span><text:span text:style-name="T16">document</text:span><text:span text:style-name="T15">) != 'dutyDoctor' and <text:s/></text:span><text:span text:style-name="T17">getData('doctorPost.c</text:span><text:span text:style-name="T18">ode</text:span><text:span text:style-name="T17">', </text:span><text:span text:style-name="T18">document</text:span><text:span text:style-name="T17">) == 3115)</text:span></text:p></office:annotation></text:span><text:span text:style-name="T11">Лечащий врач: </text:span><text:span text:style-name="T12">____________________ / </text:span><text:change-start text:change-id="ct239948712"/><text:span text:style-name="T3">getFullName('execPerson.name', </text:span><text:span text:style-name="T10">document</text:span><text:span text:style-name="T3">)</text:span><text:change-end text:change-id="ct239948712"/></text:p>
            <text:p text:style-name="P12"><text:span text:style-name="T5"><office:annotation><dc:creator>&lt;анонимный&gt;</dc:creator><dc:date>2013-09-19T19:12:34</dc:date><text:p><text:span text:style-name="T14">do text if (</text:span><text:span text:style-name="T15">getData('mnem', </text:span><text:span text:style-name="T16">document</text:span><text:span text:style-name="T15">) == 'dutyDoctor' and <text:s/>getData('doctorPost.c</text:span><text:span text:style-name="T16">ode</text:span><text:span text:style-name="T15">', </text:span><text:span text:style-name="T16">document</text:span><text:span text:style-name="T15">) == 3115)</text:span></text:p></office:annotation></text:span><text:span text:style-name="T5">Дежурный врач:  ____________________ / </text:span></text:p>
            <text:p text:style-name="P12"/>
          </table:table-cell>
        </table:table-row>
      </table:table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5.833cm" style:rel-column-width="21845*"/>
    </style:style>
    <style:style style:name="Таблица4.A1" style:family="table-cell">
      <style:table-cell-properties fo:padding="0.097cm" fo:border-left="none" fo:border-right="none" fo:border-top="0.002cm solid #000000" fo:border-bottom="none"/>
    </style:style>
    <style:style style:name="Таблица4.A2" style:family="table-cell">
      <style:table-cell-properties fo:padding="0cm" fo:border="none"/>
    </style:style>
    <style:style style:name="M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4" style:family="paragraph" style:parent-style-name="Table_20_Contents"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text-properties fo:color="#c0c0c0" fo:font-size="8pt" style:font-size-asian="8pt" style:font-size-complex="8pt"/>
    </style:style>
    <style:style style:name="MP6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Footer">
      <style:text-properties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language="en" fo:country="US"/>
    </style:style>
    <style:style style:name="MT3" style:family="text">
      <style:text-properties style:font-name="Arial"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504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7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100700280" text:id="ct100700280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39947776" text:id="ct239947776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39947880" text:id="ct239947880">
            <text:insertion>
              <office:change-info>
                <dc:creator>&lt;анонимный&gt;</dc:creator>
                <dc:date>2013-06-21T19:26:00</dc:date>
              </office:change-info>
            </text:insertion>
          </text:changed-region>
          <text:changed-region xml:id="ct239947984" text:id="ct239947984">
            <text:insertion>
              <office:change-info>
                <dc:creator>&lt;анонимный&gt;</dc:creator>
                <dc:date>2013-06-21T19:26:00</dc:date>
              </office:change-info>
            </text:insertion>
          </text:changed-region>
        </text:tracked-changes>
        <table:table table:name="Таблица4" table:style-name="Таблица4">
          <table:table-column table:style-name="Таблица4.A" table:number-columns-repeated="3"/>
          <table:table-row>
            <table:table-cell table:style-name="Таблица4.A1" office:value-type="string">
              <text:p text:style-name="MP1"><text:span text:style-name="MT1">Код пациента</text:span>: <text:change-start text:change-id="ct100700280"/><text:span text:style-name="MT2">getData('patientId', </text:span><text:span text:style-name="MT3">data['documents'][0]</text:span><text:span text:style-name="MT2">)</text:span><text:change-end text:change-id="ct100700280"/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3"><text:span text:style-name="MT1">Код обращения:</text:span> <text:change-start text:change-id="ct239947776"/><text:span text:style-name="MT2">getData('appealId', </text:span><text:span text:style-name="MT3">data['documents'][0]</text:span><text:span text:style-name="MT2">)</text:span><text:change-end text:change-id="ct239947776"/></text:p>
            </table:table-cell>
          </table:table-row>
          <table:table-row>
            <table:table-cell table:style-name="Таблица4.A2" office:value-type="string">
              <text:p text:style-name="MP4"><text:change-start text:change-id="ct239947880"/>getData('patientId', data['documents'][0])<text:change-end text:change-id="ct239947880"/></text:p>
            </table:table-cell>
            <table:table-cell table:style-name="Таблица4.A2" office:value-type="string">
              <text:p text:style-name="MP5"/>
            </table:table-cell>
            <table:table-cell table:style-name="Таблица4.A2" office:value-type="string">
              <text:p text:style-name="MP6"><text:change-start text:change-id="ct239947984"/>getData('appealId', data['documents'][0])<text:change-end text:change-id="ct239947984"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3M24S</meta:editing-duration>
    <meta:editing-cycles>104</meta:editing-cycles>
    <meta:generator>OpenOffice.org/3.4.1$Win32 OpenOffice.org_project/341m1$Build-9593</meta:generator>
    <dc:date>2013-09-20T15:42:10.63</dc:date>
    <meta:document-statistic meta:table-count="4" meta:image-count="0" meta:object-count="0" meta:page-count="1" meta:paragraph-count="14" meta:word-count="49" meta:character-count="603"/>
    <meta:user-defined meta:name="Info 1"/>
    <meta:user-defined meta:name="Info 2"/>
    <meta:user-defined meta:name="Info 3"/>
    <meta:user-defined meta:name="Info 4"/>
  </office:meta>
</office:document-meta>
</file>